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15"/>
        <table:table-column table:style-name="co5" table:default-cell-style-name="ce7"/>
        <table:table-column table:style-name="co6" table:default-cell-style-name="ce7"/>
        <table:table-column table:style-name="co7" table:default-cell-style-name="ce15"/>
        <table:table-column table:style-name="co5" table:number-columns-repeated="1017" table:default-cell-style-name="ce15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2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SELECT * FROM Album;</text:p>
          </table:table-cell>
          <table:table-cell table:style-name="ce22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SELECT AlbumId, Title, ArtistId FROM Album;</text:p>
          </table:table-cell>
          <table:table-cell table:style-name="ce22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SELECT TrackId FROM PlaylistTrack </text:p>
            <text:p>WHERE TrackId &lt; 100;</text:p>
          </table:table-cell>
          <table:table-cell table:style-name="ce22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SELECT Name FROM Genre;</text:p>
          </table:table-cell>
          <table:table-cell table:style-name="ce22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SELECT Name FROM MediaType;</text:p>
          </table:table-cell>
          <table:table-cell table:style-name="ce22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SELECT InvoiceDate, BillingAddress, BillingCity FROM Invoice;</text:p>
          </table:table-cell>
          <table:table-cell table:style-name="ce22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24" office:value-type="string" calcext:value-type="string" table:number-columns-spanned="1" table:number-rows-spanned="2">
            <text:p>SELECT BillingAddress, BillingCity FROM Invoice;</text:p>
          </table:table-cell>
          <table:table-cell table:style-name="ce22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2"/>
          <table:table-cell table:style-name="ce22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2" office:value-type="string" calcext:value-type="string">
            <text:p>SELECT TrackId, Name, GenreId from Track ORDER BY GenreId ASC;</text:p>
          </table:table-cell>
          <table:table-cell table:style-name="ce22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2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2"/>
          <table:table-cell table:style-name="ce22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2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2"/>
          <table:table-cell table:style-name="ce22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name = 'AAC audio file')</text:p>
            <text:p>as t_MediaType ON Track.MediaTypeId = t_MediaType.MediaTypeId;</text:p>
          </table:table-cell>
          <table:table-cell table:style-name="ce22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2"/>
          <table:table-cell table:style-name="ce22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2"/>
          <table:table-cell table:style-name="ce22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2"/>
          <table:table-cell table:style-name="ce22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2"/>
          <table:table-cell table:style-name="ce22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2" office:value-type="string" calcext:value-type="string">
            <text:p>SELECT DISTINCT PlaylistId FROM PlaylistTrack;</text:p>
          </table:table-cell>
          <table:table-cell table:style-name="ce22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24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2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2"/>
          <table:table-cell table:style-name="ce22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2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2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24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2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2"/>
          <table:table-cell table:style-name="ce22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24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2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2"/>
          <table:table-cell table:style-name="ce22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24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2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2"/>
          <table:table-cell table:style-name="ce22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24" office:value-type="string" calcext:value-type="string" table:number-columns-spanned="1" table:number-rows-spanned="2">
            <text:p>SELECT MIN(UnitPrice) FROM InvoiceLine;</text:p>
          </table:table-cell>
          <table:table-cell table:style-name="ce22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2"/>
          <table:table-cell table:style-name="ce22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2" office:value-type="string" calcext:value-type="string">
            <text:p>SELECT MAX(UnitPrice) FROM InvoiceLine;</text:p>
          </table:table-cell>
          <table:table-cell table:style-name="ce22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2" office:value-type="string" calcext:value-type="string">
            <text:p>SELECT COUNT(UnitPrice) FROM InvoiceLine WHERE UnitPrice = 0.99;</text:p>
            <text:p/>
          </table:table-cell>
          <table:table-cell table:style-name="ce22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2" office:value-type="string" calcext:value-type="string">
            <text:p>SELECT avg(Total) FROM Invoice;</text:p>
            <text:p/>
          </table:table-cell>
          <table:table-cell table:style-name="ce24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2" office:value-type="string" calcext:value-type="string">
            <text:p>SELECT sum(Total) FROM Invoice;</text:p>
          </table:table-cell>
          <table:covered-table-cell table:style-name="ce22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2" office:value-type="string" calcext:value-type="string">
            <text:p>SELECT ArtistId, Name FROM Artist WHERE Name LIKE '%Metal%';</text:p>
          </table:table-cell>
          <table:table-cell table:style-name="ce22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2" office:value-type="string" calcext:value-type="string">
            <text:p>SELECT ArtistId, Name FROM Artist</text:p>
            <text:p>WHERE Name LIKE 'Sant%';</text:p>
          </table:table-cell>
          <table:table-cell table:style-name="ce22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2" office:value-type="string" calcext:value-type="string">
            <text:p>SELECT ArtistId, Name FROM Artist</text:p>
            <text:p>WHERE Name LIKE 'M%o';</text:p>
            <text:p/>
          </table:table-cell>
          <table:table-cell table:style-name="ce22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2" office:value-type="string" calcext:value-type="string">
            <text:p>SELECT ArtistId, Name FROM Artist</text:p>
            <text:p>WHERE Name LIKE '_ %';</text:p>
          </table:table-cell>
          <table:table-cell table:style-name="ce22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24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2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2"/>
          <table:table-cell table:style-name="ce22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24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2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2"/>
          <table:table-cell table:style-name="ce22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2" office:value-type="string" calcext:value-type="string">
            <text:p>SELECT InvoiceId, CustomerId FROM Invoice</text:p>
            <text:p>WHERE InvoiceId between 50 AND 100;</text:p>
          </table:table-cell>
          <table:table-cell table:style-name="ce22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ELECT Name AS Genres FROM Genre;</text:p>
          </table:table-cell>
          <table:table-cell table:style-name="ce22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24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2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2"/>
          <table:table-cell table:style-name="ce22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2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2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24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2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2"/>
          <table:table-cell table:style-name="ce22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24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2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2"/>
          <table:table-cell table:style-name="ce22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2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2"/>
          <table:table-cell table:style-name="ce22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2"/>
          <table:table-cell table:style-name="ce22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2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2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2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2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2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2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2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2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8:14:20.1977728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19-12-16T18:27:57.220249814</dc:date>
    <meta:editing-duration>PT3H12M56S</meta:editing-duration>
    <meta:editing-cycles>16</meta:editing-cycles>
    <meta:document-statistic meta:table-count="1" meta:cell-count="257" meta:object-count="0"/>
  </office:meta>
</office:document-meta>
</file>